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fo:color="#2323dc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3333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47ff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ando Zope/Plone</text:p>
      <text:p text:style-name="Standard"/>
      <text:p text:style-name="Standard"/>
      <text:p text:style-name="P5">Passo 1<text:span text:style-name="T4"> - </text:span>Instalando Dependências</text:p>
      <text:p text:style-name="Standard"/>
      <text:p text:style-name="Standard">Baixar as dependências pelo Terminal (No “menu iniciar” entrar em Aplicativos, Sistema e depois em Terminal. Se não encontrar nesse caminho, apertar <text:span text:style-name="T2">Alt+F2</text:span>, escrever “Terminal” na caixa e apertar ENTER.)</text:p>
      <text:p text:style-name="Standard"/>
      <text:p text:style-name="Standard">Dentro do Terminal digitar: <text:span text:style-name="T2">sudo su </text:span><text:s/>(Vai pedir a senha cadastrada durante instalação do S.O. Depois de digitar a senha o sinal <text:span text:style-name="T2">$</text:span> vai mudar para <text:span text:style-name="T2">#)</text:span></text:p>
      <text:p text:style-name="Standard"/>
      <text:p text:style-name="Standard">Em seguida, digitar os comandos em sequência:</text:p>
      <text:p text:style-name="Standard"/>
      <text:p text:style-name="P1">apt-get install build-essential</text:p>
      <text:p text:style-name="P1">apt-get install libssl-dev</text:p>
      <text:p text:style-name="P1">apt-get install libghc-zlib-dev </text:p>
      <text:p text:style-name="P1">apt-get install libjpeg-dev</text:p>
      <text:p text:style-name="P1">apt-get install libxml2-dev <text:s/>libxslt1-dev <text:s/>libreadline-gplv2-dev wv</text:p>
      <text:p text:style-name="P1"/>
      <text:p text:style-name="Standard"/>
      <text:p text:style-name="P5">Passo 2</text:p>
      <text:p text:style-name="P1"/>
      <text:p text:style-name="Standard"><text:span text:style-name="T2">Efetuar o download do Plone em: </text:span><text:a xlink:type="simple" xlink:href="http://plone.org/products/plone/releases/4.2"><text:span text:style-name="T2">http://plone.org/products/plone/releases/4.2</text:span></text:a><text:span text:style-name="T2"> ( A versão para Linux é a Unified Installer for Linux/BSD/OS-X.)</text:span></text:p>
      <text:p text:style-name="P2"/>
      <text:p text:style-name="P5">Passo 3</text:p>
      <text:p text:style-name="Standard"/>
      <text:p text:style-name="Standard">Após baixar o arquivo do site, recortar para uma pasta qualquer a ser criada. ex: <text:span text:style-name="T2">/home/usuario/plone</text:span>. Entrar nesse diretório via terminal (<text:span text:style-name="T2">cd /home/usuario/plone</text:span>) e descompactar o arquivo com o comando: <text:span text:style-name="T2"><text:s/>tar zxf Plone-VERSÃO-UnifiedInstaller.tgz </text:span><text:s/>uma pasta será criada.</text:p>
      <text:p text:style-name="Standard"/>
      <text:p text:style-name="Standard">Entre no diretório criado: <text:span text:style-name="T2">cd Plone-VERSÃO-UnifiedInstaller </text:span><text:span text:style-name="T1">Onde “VERSÃO” é o nome do arquivo baixado.</text:span></text:p>
      <text:p text:style-name="Standard"/>
      <text:p text:style-name="P4"/>
      <text:p text:style-name="Standard">Como root, executar: <text:span text:style-name="T2">./install.sh standalone</text:span></text:p>
      <text:p text:style-name="P1"/>
      <text:p text:style-name="Standard"><text:span text:style-name="T2">Guardar usuário e senha que vão aparecer no terminal</text:span>.</text:p>
      <text:p text:style-name="Standard"/>
      <text:p text:style-name="P5">Passo 4</text:p>
      <text:p text:style-name="Standard"/>
      <text:p text:style-name="Standard">Executar no terminal o comando: <text:span text:style-name="T2">sudo -u plone /usr/local/Plone/zinstance/bin/plonectl start</text:span> <text:s/>para iniciar o Zope/Plone.</text:p>
      <text:p text:style-name="Standard"/>
      <text:p text:style-name="Standard"><text:s/>Abrir o navegador e digitar: <text:a xlink:type="simple" xlink:href="http://localhost:8080/">http://localhost:8080/</text:a> <text:s text:c="3"/>Aparecerá a tela inicial do Plone ( <text:span text:style-name="T3">Lulz!!! :)</text:span> ) </text:p>
      <text:p text:style-name="Standard"/>
      <text:p text:style-name="Standard">Plone instalado e pronto para ser usado! <text:s/>= )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 </meta:initial-creator>
    <meta:creation-date>2011-09-29T23:58:33</meta:creation-date>
    <dc:date>2012-07-11T22:49:14</dc:date>
    <meta:editing-duration>PT1H32M17S</meta:editing-duration>
    <meta:editing-cycles>25</meta:editing-cycles>
    <meta:generator>LibreOffice/3.5$Linux_X86_64 LibreOffice_project/350m1$Build-2</meta:generator>
    <meta:document-statistic meta:table-count="0" meta:image-count="0" meta:object-count="0" meta:page-count="2" meta:paragraph-count="22" meta:word-count="217" meta:character-count="1537" meta:non-whitespace-character-count="1323"/>
  </office:meta>
</office:document-meta>
</file>